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6cm" fo:min-width="1.6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3cm" svg:height="3.7cm" svg:x="7.8cm" svg:y="2.9cm">
          <text:p text:style-name="P1">r4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4.3cm" svg:height="3.7cm" svg:x="7.8cm" svg:y="12.4cm">
          <text:p text:style-name="P1">r8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5.3cm" svg:height="1.5cm" svg:x="7.3cm" svg:y="8.1cm">
          <text:p text:style-name="P1">r8 ← delaycount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3cm" svg:height="1.5cm" svg:x="7.3cm" svg:y="17.2cm">
          <text:p text:style-name="P1">r8 ← r8-1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3cm" svg:height="1.5cm" svg:x="7.2cm" svg:y="21.5cm">
          <text:p text:style-name="P1">r4 ← r4-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95cm" svg:y1="6.6cm" svg:x2="9.95cm" svg:y2="8.1cm" draw:start-shape="id1" draw:start-glue-point="6" draw:end-shape="id2" draw:end-glue-point="0" svg:d="M9950 6600v1500" svg:viewBox="0 0 1 1501">
          <text:p/>
        </draw:connector>
        <draw:connector draw:style-name="gr3" draw:text-style-name="P1" xml:id="id6" draw:id="id6" draw:layer="layout" svg:x1="9.95cm" svg:y1="9.6cm" svg:x2="9.95cm" svg:y2="12.4cm" draw:start-shape="id2" draw:start-glue-point="2" draw:end-shape="id3" draw:end-glue-point="4" svg:d="M9950 9600v2800" svg:viewBox="0 0 1 2801">
          <text:p/>
        </draw:connector>
        <draw:connector draw:style-name="gr3" draw:text-style-name="P1" draw:layer="layout" svg:x1="9.95cm" svg:y1="16.1cm" svg:x2="9.95cm" svg:y2="17.2cm" draw:start-shape="id3" draw:start-glue-point="6" draw:end-shape="id4" draw:end-glue-point="0" svg:d="M9950 16100v1100" svg:viewBox="0 0 1 1101">
          <text:p/>
        </draw:connector>
        <draw:connector draw:style-name="gr4" draw:text-style-name="P3" draw:layer="layout" draw:line-skew="4.898cm" svg:x1="12.1cm" svg:y1="4.75cm" svg:x2="10.548cm" svg:y2="26.994cm" draw:start-shape="id1" draw:start-glue-point="7" svg:d="M12100 4750h5400v22244h-6952" svg:viewBox="0 0 6953 22245">
          <text:p/>
        </draw:connector>
        <draw:connector draw:style-name="gr4" draw:text-style-name="P3" draw:layer="layout" draw:line-skew="2.298cm 1.599cm" svg:x1="12.1cm" svg:y1="14.25cm" svg:x2="9.85cm" svg:y2="21.5cm" draw:start-shape="id3" draw:start-glue-point="7" draw:end-shape="id5" draw:end-glue-point="0" svg:d="M12100 14250h2800v6150h-5050v1100" svg:viewBox="0 0 5051 7251">
          <text:p/>
        </draw:connector>
        <draw:connector draw:style-name="gr4" draw:text-style-name="P3" draw:layer="layout" draw:line-skew="-1.499cm" svg:x1="7.3cm" svg:y1="17.95cm" svg:x2="9.95cm" svg:y2="11cm" draw:start-shape="id4" draw:start-glue-point="3" draw:end-shape="id6" draw:end-glue-point="0" svg:d="M7300 17950h-2000v-6950h4650" svg:viewBox="0 0 4651 6951">
          <text:p/>
        </draw:connector>
        <draw:connector draw:style-name="gr4" draw:text-style-name="P3" draw:layer="layout" draw:line-skew="0cm -11.001cm -0.499cm" svg:x1="9.85cm" svg:y1="23cm" svg:x2="9.95cm" svg:y2="2.9cm" draw:start-shape="id5" draw:start-glue-point="2" draw:end-shape="id1" draw:end-glue-point="4" svg:d="M9850 23000v501h-7850v-21601h7950v1000" svg:viewBox="0 0 7951 21602">
          <text:p/>
        </draw:connector>
        <draw:frame draw:style-name="gr5" draw:text-style-name="P4" draw:layer="layout" svg:width="1.535cm" svg:height="1.562cm" svg:x="12cm" svg:y="3.638cm">
          <draw:text-box>
            <text:p>Yes</text:p>
          </draw:text-box>
        </draw:frame>
        <draw:frame draw:style-name="gr6" draw:text-style-name="P4" draw:layer="layout" svg:width="1.311cm" svg:height="1.673cm" svg:x="9.989cm" svg:y="6.6cm">
          <draw:text-box>
            <text:p>No</text:p>
            <text:p/>
          </draw:text-box>
        </draw:frame>
        <draw:frame draw:style-name="gr7" draw:text-style-name="P4" draw:layer="layout" svg:width="1.535cm" svg:height="0.962cm" svg:x="12.1cm" svg:y="13.238cm">
          <draw:text-box>
            <text:p>Yes</text:p>
          </draw:text-box>
        </draw:frame>
        <draw:frame draw:style-name="gr7" draw:text-style-name="P4" draw:layer="layout" svg:width="1.311cm" svg:height="0.962cm" svg:x="10cm" svg:y="16cm">
          <draw:text-box>
            <text:p>No</text:p>
          </draw:text-box>
        </draw:frame>
        <draw:frame draw:style-name="gr7" draw:text-style-name="P4" draw:layer="layout" svg:width="1.628cm" svg:height="0.962cm" svg:x="8.7cm" svg:y="26.638cm">
          <draw:text-box>
            <text:p>End</text:p>
          </draw:text-box>
        </draw:frame>
        <draw:frame draw:style-name="gr7" draw:text-style-name="P4" draw:layer="layout" svg:width="1.844cm" svg:height="0.962cm" svg:x="10.4cm" svg:y="1.3cm">
          <draw:text-box>
            <text:p>Start</text:p>
          </draw:text-box>
        </draw:frame>
        <draw:frame draw:style-name="gr7" draw:text-style-name="P4" draw:layer="layout" svg:width="5.675cm" svg:height="2.384cm" svg:x="13.733cm" svg:y="1.116cm">
          <draw:text-box>
            <text:p>r4 contains initially</text:p>
            <text:p>the number of ms </text:p>
            <text:p>we want to wa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11:21:11.076483787</meta:creation-date>
    <dc:date>2018-09-23T11:33:14.277064076</dc:date>
    <meta:editing-duration>PT42S</meta:editing-duration>
    <meta:editing-cycles>1</meta:editing-cycles>
    <meta:document-statistic meta:object-count="19"/>
    <meta:generator>LibreOffice/6.1.1.2$Linux_X86_64 LibreOffice_project/10$Build-2</meta:generator>
  </office:meta>
</office:document-meta>
</file>